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5.51cm"/>
    </style:style>
    <style:style style:name="Tabla1.B" style:family="table-column">
      <style:table-column-properties style:column-width="12.079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3" style:list-style-name="L3">
      <style:text-properties style:font-name="Google Sans"/>
    </style:style>
    <style:style style:name="P2" style:family="paragraph" style:parent-style-name="Table_20_Contents">
      <style:paragraph-properties fo:margin-top="0cm" fo:margin-bottom="0cm" style:contextual-spacing="false" fo:line-height="114%"/>
    </style:style>
    <style:style style:name="P3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text-align="center" style:justify-single-word="false"/>
      <style:text-properties officeooo:paragraph-rsid="00000860"/>
    </style:style>
    <style:style style:name="T1" style:family="text">
      <style:text-properties fo:font-weight="bold"/>
    </style:style>
    <style:style style:name="T2" style:family="text">
      <style:text-properties officeooo:rsid="00000860"/>
    </style:style>
    <style:style style:name="T3" style:family="text">
      <style:text-properties fo:font-style="italic"/>
    </style:style>
    <style:style style:name="T4" style:family="text">
      <style:text-properties style:font-name="Google Sans Text"/>
    </style:style>
    <style:style style:name="T5" style:family="text">
      <style:text-properties fo:font-size="18pt" fo:font-weight="bold" officeooo:rsid="00000860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Informe sobre como usa rappi las tic para mejorar las <text:s/>ventas </text:span></text:p>
      <text:p text:style-name="Text_20_body"><text:span text:style-name="T1">Rappi</text:span> es el ejemplo perfecto de una "SuperApp" nacida de las TIC. En 2026, Rappi no es solo una empresa de domicilios; es una compañía de <text:span text:style-name="T1">datos y software</text:span> que utiliza la tecnología como su motor principal para vender.</text:p>
      <text:p text:style-name="Text_20_body">Aquí tienes el informe de cómo Rappi utiliza las TIC para maximizar sus ingresos en Colombia:</text:p>
      <text:h text:style-name="Heading_20_2" text:outline-level="2">Informe: Estrategias TIC de Rappi para el Impulso de Ventas</text:h>
      <text:h text:style-name="Heading_20_3" text:outline-level="3">1. El modelo de "SuperApp" (Mult<text:span text:style-name="T2">i</text:span>-verticalidad)</text:h>
      <text:p text:style-name="Text_20_body">La principal estrategia de Rappi es la <text:span text:style-name="T1">interconexión de servicios</text:span>. Al usar una sola infraestructura tecnológica para comida, supermercados (Turbo), farmacia, viajes (RappiTravel) y servicios financieros (RappiPay), la empresa logra:</text:p>
      <text:list xml:id="list3907063123" text:style-name="L1">
        <text:list-item>
          <text:p text:style-name="P5"><text:span text:style-name="T1">Venta Cruzada (Cross-selling):</text:span> Si pides una hamburguesa, el algoritmo te sugiere una bebida de un supermercado cercano o te ofrece cashback si pagas con su tarjeta de crédito.</text:p>
        </text:list-item>
        <text:list-item>
          <text:p text:style-name="P5"><text:span text:style-name="T1">Retención:</text:span> Al cubrir múltiples necesidades en una sola app, el "costo de adquisición de cliente" disminuye mientras el valor de vida del cliente aumenta.</text:p>
        </text:list-item>
      </text:list>
      <text:h text:style-name="Heading_20_3" text:outline-level="3">2. Tecnologías Clave en su Operación</text:h>
      <text:list xml:id="list1713844320" text:style-name="L2">
        <text:list-item>
          <text:p text:style-name="P6"><text:span text:style-name="T1">Inteligencia Artificial Predictiva:</text:span> Rappi utiliza modelos de <text:span text:style-name="T3">Machine Learning</text:span> para anticipar qué vas a pedir antes de que lo busques. Analiza factores como el clima, la hora del día y tus pedidos previos para personalizar el menú de inicio, lo que aumenta la probabilidad de compra en un <text:span text:style-name="T1">25% a 30%</text:span>.</text:p>
        </text:list-item>
        <text:list-item>
          <text:p text:style-name="P6"><text:span text:style-name="T1">Rappi Turbo (Entregas en &lt;10 min):</text:span> Esta vertical se basa en <text:span text:style-name="T1">TIC de geolocalización avanzada</text:span> y gestión de inventarios en tiempo real en sus <text:span text:style-name="T3">Dark Stores</text:span> (tiendas ocultas). El sistema asigna el pedido al repartidor más cercano incluso antes de que el producto esté empacado.</text:p>
        </text:list-item>
        <text:list-item>
          <text:p text:style-name="P6"><text:span text:style-name="T1">IA Generativa y Comandos de Voz (Innovación 2026):</text:span> Rappi ha integrado interfaces de voz (vía WhatsApp y dentro de la app) que permiten a los usuarios hacer mercados completos simplemente dictando una lista, eliminando la fricción de buscar producto por producto.</text:p>
        </text:list-item>
      </text:list>
      <text:h text:style-name="Heading_20_3" text:outline-level="3">3. Herramientas para Aliados (B2B)</text:h>
      <text:p text:style-name="Text_20_body">Rappi no solo vende al usuario final, sino que vende <text:span text:style-name="T1">tecnología a los comercios</text:span>:</text:p>
      <text:list xml:id="list2147336729" text:style-name="L3">
        <text:list-item>
          <text:p text:style-name="P7"><text:span text:style-name="T1">Rappi Ads:</text:span> Una plataforma de publicidad digital dentro de la app donde las marcas pagan para aparecer en los primeros lugares de búsqueda, similar a Google Ads pero en el punto de venta digital.</text:p>
        </text:list-item>
        <text:list-item>
          <text:p text:style-name="P7"><text:soft-page-break/><text:span text:style-name="T1">Portal de Aliados:</text:span> Los restaurantes reciben analítica en tiempo real: mapas de calor de ventas, productos más devueltos y comparación de precios con la competencia, permitiéndoles ajustar su estrategia para vender más.</text:p>
          <text:list>
            <text:list-item>
              <text:list>
                <text:list-item>
                  <text:h text:style-name="P1" text:outline-level="3">Impacto en Cifras (Contexto 2025-2026)</text:h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"><text:span text:style-name="Strong_20_Emphasis"><text:span text:style-name="T4">Tecnología</text:span></text:span></text:p>
            </table:table-cell>
            <table:table-cell table:style-name="Tabla1.A1" office:value-type="string">
              <text:p text:style-name="P2"><text:span text:style-name="Strong_20_Emphasis"><text:span text:style-name="T4">Impacto en Ventas</text:span></text:span></text:p>
            </table:table-cell>
          </table:table-row>
        </table:table-header-rows>
        <table:table-row>
          <table:table-cell table:style-name="Tabla1.A1" office:value-type="string">
            <text:p text:style-name="P3">Algoritmos de Recomendación</text:p>
          </table:table-cell>
          <table:table-cell table:style-name="Tabla1.A1" office:value-type="string">
            <text:p text:style-name="P4">Responsables de hasta el <text:span text:style-name="T1">35%</text:span> de las adiciones al carrito.</text:p>
          </table:table-cell>
        </table:table-row>
        <table:table-row>
          <table:table-cell table:style-name="Tabla1.A1" office:value-type="string">
            <text:p text:style-name="P3">Suscripción Rappi Pro</text:p>
          </table:table-cell>
          <table:table-cell table:style-name="Tabla1.A1" office:value-type="string">
            <text:p text:style-name="P4">Los usuarios con esta membresía compran <text:span text:style-name="T1">3 veces más frecuente</text:span> que los usuarios estándar.</text:p>
          </table:table-cell>
        </table:table-row>
        <table:table-row>
          <table:table-cell table:style-name="Tabla1.A1" office:value-type="string">
            <text:p text:style-name="P3">RappiPay</text:p>
          </table:table-cell>
          <table:table-cell table:style-name="Tabla1.A1" office:value-type="string">
            <text:p text:style-name="P4">Facilita las transacciones directas, reduciendo el abandono de carrito por problemas en la pasarela de pagos.</text:p>
          </table:table-cell>
        </table:table-row>
      </table:table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5:01:45.592879728</meta:creation-date>
    <dc:date>2026-02-12T15:07:02.833481721</dc:date>
    <meta:editing-duration>PT5M18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25" meta:word-count="456" meta:character-count="2814" meta:non-whitespace-character-count="2389"/>
  </office:meta>
</office:document-meta>
</file>